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10" style:family="paragraph" style:parent-style-name="Standard" style:master-page-name="">
      <style:paragraph-properties fo:margin-left="0in" fo:margin-right="0in" fo:margin-top="0in" fo:margin-bottom="0in" fo:line-height="0.2701in" fo:text-align="justify" style:justify-single-word="false" fo:text-indent="0in" style:auto-text-indent="false" style:page-number="auto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Text_20_body">
      <style:paragraph-properties fo:margin-top="0in" fo:margin-bottom="0in" fo:line-height="0.2799in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P1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8" style:family="text">
      <style:text-properties fo:text-transform="uppercase"/>
    </style:style>
    <style:style style:name="T9" style:family="text"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text-transform="uppercase"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" text:name="isDetailed"/>
        <text:user-field-decl office:value-type="string" office:string-value="" text:name="hasExtraCurricular"/>
        <text:user-field-decl office:value-type="string" office:string-value="" text:name="hasPropaedeutics"/>
        <text:user-field-decl office:value-type="string" office:string-value="" text:name="coordinator.name"/>
        <text:user-field-decl office:value-type="string" office:string-value="" text:name="coordinator.gender"/>
        <text:user-field-decl office:value-type="string" office:string-value="" text:name="student.name"/>
        <text:user-field-decl office:value-type="string" office:string-value="" text:name="student.country.countryNationality"/>
        <text:user-field-decl office:value-type="string" office:string-value="" text:name="student.gender"/>
        <text:user-field-decl office:value-type="string" office:string-value="" text:name="student.documentIdNumber"/>
        <text:user-field-decl office:value-type="string" office:string-value="" text:name="registrationCurricularYear"/>
      </text:user-field-decls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pan text:style-name="T5"><text:user-field-get text:name="coordinator.name"/></text:span><text:span text:style-name="T5">, Coordenador</text:span><text:span text:style-name="T5"><text:hidden-text text:condition="ooow:coordinator.gender EQ &quot;MALE&quot;" text:string-value="a" text:is-hidden="true">a</text:hidden-text></text:span><text:span text:style-name="T5"> do(a) </text:span><text:span text:style-name="T9"><text:user-field-get text:name="administrativeOfficeName"/></text:span><text:span text:style-name="T5"> do </text:span><text:span text:style-name="T9"><text:user-field-get text:name="institutionName"/></text:span><text:span text:style-name="T5">, </text:span><text:span text:style-name="T9"><text:user-field-get text:name="universityName"/></text:span></text:p>
      <text:p text:style-name="P5">CERTIFICA que,</text:p>
      <text:p text:style-name="P6"><text:span text:style-name="T8"><text:user-field-get text:name="student.name"/></text:span> </text:p>
      <text:p text:style-name="P7">com <text:user-field-get text:name="idDocType"/> nº. <text:user-field-get text:name="student.documentIdNumber"/> </text:p>
      <text:p text:style-name="P7"><text:hidden-paragraph text:condition="ooow:parishOfBirth NEQ districtSubdivisionOfBirth"/>natural de <text:user-field-get text:name="parishOfBirth"/></text:p>
      <text:p text:style-name="P7"><text:hidden-paragraph text:condition="ooow:parishOfBirth EQ districtSubdivisionOfBirth" text:is-hidden="true"/>natural de <text:user-field-get text:name="parishOfBirth"/>, <text:user-field-get text:name="districtSubdivisionOfBirth"/></text:p>
      <text:p text:style-name="P7">e nacionalidade <text:span text:style-name="T8"><text:user-field-get text:name="student.country.countryNationality"/></text:span></text:p>
      <text:p text:style-name="P9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INSCRIT</text:span><text:span text:style-name="T6"><text:conditional-text text:condition="ooow:student.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10"><text:user-field-get text:name="registrationCurricularYear"/></text:span><text:span text:style-name="T7"><text:hidden-text text:condition="ooow:hasOnlyOneCurricularYear EQ &quot;true&quot;" text:string-value=" ano curricular, do " text:is-hidden="true"> ano curricular, do </text:hidden-text></text:span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 text:current-value="true">.</text:conditional-text></text:span><text:soft-page-break/></text:p>
      <text:section text:style-name="Sect1" text:name="enrolledCourses" text:condition="ooow:isDetailed NEQ &quot;true&quot;" text:is-hidden="true" text:display="condition">
        <text:p text:style-name="P14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es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1"/>
      <text:p text:style-name="P11"/>
      <text:p text:style-name="P11"><text:s text:c="36"/></text:p>
      <text:p text:style-name="P12"><text:user-field-get text:name="coordinator.name"/></text:p>
      <text:p text:style-name="P12">Coordenador<text:hidden-text text:condition="ooow:coordinator.gender EQ &quot;MALE&quot;" text:string-value="a" text:is-hidden="true">a</text:hidden-text> do(a) <text:user-field-get text:name="administrativeOfficeName"/></text:p>
      <text:p text:style-name="P13"/>
      <text:p text:style-name="P13"><text:user-field-get text:name="institutionName"/>, em Lisboa, a <text:date style:data-style-name="N5076" text:date-value="2014-06-05T21:31:42">5 de junho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3H37S</meta:editing-duration>
    <meta:editing-cycles>59</meta:editing-cycles>
    <meta:generator>LibreOffice/3.5$Linux_X86_64 LibreOffice_project/350m1$Build-2</meta:generator>
    <dc:date>2014-06-05T21:31:41</dc:date>
    <meta:document-statistic meta:table-count="4" meta:image-count="0" meta:object-count="0" meta:page-count="2" meta:paragraph-count="23" meta:word-count="54" meta:character-count="387" meta:non-whitespace-character-count="242"/>
  </office:meta>
</office:document-meta>
</file>